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0.94pt" svg:height="255.23pt" svg:x="448.27pt" svg:y="12.78pt">
            <loext:p draw:notify-on-update-of-ranges="Sheet1.A5:Sheet1.A30 Sheet1.B5:Sheet1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sigm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mu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aalar</text:p>
          </table:table-cell>
          <table:table-cell table:style-name="ce1" office:value-type="string" calcext:value-type="string">
            <text:p>f(x)</text:p>
          </table:table-cell>
          <table:table-cell table:number-columns-repeated="2"/>
          <table:table-cell table:style-name="ce1" office:value-type="string" calcext:value-type="string">
            <text:p>okuuchu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([.$A$1]*SQRT(2*PI()))*EXP(-1*([.A5]-[.$A$2])^2/(2*[.$A$1]^2))" office:value-type="float" office:value="0.00000111236207985461" calcext:value-type="float">
            <text:p>1.11236207985461E-06</text:p>
          </table:table-cell>
          <table:table-cell table:formula="of:=ROUND([.B5]*52000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E5]*100/[.$E$32]; 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([.$A$1]*SQRT(2*PI()))*EXP(-1*([.A6]-[.$A$2])^2/(2*[.$A$1]^2))" office:value-type="float" office:value="0.00000446100752549618" calcext:value-type="float">
            <text:p>0.000004461</text:p>
          </table:table-cell>
          <table:table-cell table:formula="of:=ROUND([.B6]*520000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E6]*100/[.$E$32]; 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([.$A$1]*SQRT(2*PI()))*EXP(-1*([.A7]-[.$A$2])^2/(2*[.$A$1]^2))" office:value-type="float" office:value="0.000016009021720694" calcext:value-type="float">
            <text:p>0.000016009</text:p>
          </table:table-cell>
          <table:table-cell table:formula="of:=ROUND([.B7]*520000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E7]*100/[.$E$32]; 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([.$A$1]*SQRT(2*PI()))*EXP(-1*([.A8]-[.$A$2])^2/(2*[.$A$1]^2))" office:value-type="float" office:value="0.0000514092998763702" calcext:value-type="float">
            <text:p>5.14092998763702E-05</text:p>
          </table:table-cell>
          <table:table-cell table:formula="of:=ROUND([.B8]*520000)"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E8]*100/[.$E$32]; 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([.$A$1]*SQRT(2*PI()))*EXP(-1*([.A9]-[.$A$2])^2/(2*[.$A$1]^2))" office:value-type="float" office:value="0.000147728280397934" calcext:value-type="float">
            <text:p>0.0001477283</text:p>
          </table:table-cell>
          <table:table-cell table:formula="of:=ROUND([.B9]*520000)" office:value-type="float" office:value="77" calcext:value-type="float">
            <text:p>77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E9]*100/[.$E$32]; 2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[.$A$1]*SQRT(2*PI()))*EXP(-1*([.A10]-[.$A$2])^2/(2*[.$A$1]^2))" office:value-type="float" office:value="0.000379866200793248" calcext:value-type="float">
            <text:p>0.0003798662</text:p>
          </table:table-cell>
          <table:table-cell table:formula="of:=ROUND([.B10]*520000)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E10]*100/[.$E$32]; 2)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([.$A$1]*SQRT(2*PI()))*EXP(-1*([.A11]-[.$A$2])^2/(2*[.$A$1]^2))" office:value-type="float" office:value="0.000874062969790317" calcext:value-type="float">
            <text:p>0.000874063</text:p>
          </table:table-cell>
          <table:table-cell table:formula="of:=ROUND([.B11]*520000)" office:value-type="float" office:value="455" calcext:value-type="float">
            <text:p>455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ROUND([.E11]*100/[.$E$32]; 2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/([.$A$1]*SQRT(2*PI()))*EXP(-1*([.A12]-[.$A$2])^2/(2*[.$A$1]^2))" office:value-type="float" office:value="0.00179969888377294" calcext:value-type="float">
            <text:p>0.0017996989</text:p>
          </table:table-cell>
          <table:table-cell table:formula="of:=ROUND([.B12]*520000)" office:value-type="float" office:value="936" calcext:value-type="float">
            <text:p>936</text:p>
          </table:table-cell>
          <table:table-cell/>
          <table:table-cell office:value-type="float" office:value="1109" calcext:value-type="float">
            <text:p>1109</text:p>
          </table:table-cell>
          <table:table-cell table:formula="of:=ROUND([.E12]*100/[.$E$32]; 2)"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/([.$A$1]*SQRT(2*PI()))*EXP(-1*([.A13]-[.$A$2])^2/(2*[.$A$1]^2))" office:value-type="float" office:value="0.00331590462642496" calcext:value-type="float">
            <text:p>0.0033159046</text:p>
          </table:table-cell>
          <table:table-cell table:formula="of:=ROUND([.B13]*520000)" office:value-type="float" office:value="1724" calcext:value-type="float">
            <text:p>1724</text:p>
          </table:table-cell>
          <table:table-cell/>
          <table:table-cell office:value-type="float" office:value="3766" calcext:value-type="float">
            <text:p>3766</text:p>
          </table:table-cell>
          <table:table-cell table:formula="of:=ROUND([.E13]*100/[.$E$32]; 2)"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/([.$A$1]*SQRT(2*PI()))*EXP(-1*([.A14]-[.$A$2])^2/(2*[.$A$1]^2))" office:value-type="float" office:value="0.00546700248919979" calcext:value-type="float">
            <text:p>0.0054670025</text:p>
          </table:table-cell>
          <table:table-cell table:formula="of:=ROUND([.B14]*520000)" office:value-type="float" office:value="2843" calcext:value-type="float">
            <text:p>2843</text:p>
          </table:table-cell>
          <table:table-cell/>
          <table:table-cell office:value-type="float" office:value="6756" calcext:value-type="float">
            <text:p>6756</text:p>
          </table:table-cell>
          <table:table-cell table:formula="of:=ROUND([.E14]*100/[.$E$32]; 2)"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[.$A$1]*SQRT(2*PI()))*EXP(-1*([.A15]-[.$A$2])^2/(2*[.$A$1]^2))" office:value-type="float" office:value="0.00806569081730478" calcext:value-type="float">
            <text:p>0.0080656908</text:p>
          </table:table-cell>
          <table:table-cell table:formula="of:=ROUND([.B15]*520000)" office:value-type="float" office:value="4194" calcext:value-type="float">
            <text:p>4194</text:p>
          </table:table-cell>
          <table:table-cell/>
          <table:table-cell office:value-type="float" office:value="7861" calcext:value-type="float">
            <text:p>7861</text:p>
          </table:table-cell>
          <table:table-cell table:formula="of:=ROUND([.E15]*100/[.$E$32]; 2)" office:value-type="float" office:value="15.11" calcext:value-type="float">
            <text:p>15.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/([.$A$1]*SQRT(2*PI()))*EXP(-1*([.A16]-[.$A$2])^2/(2*[.$A$1]^2))" office:value-type="float" office:value="0.0106482668507451" calcext:value-type="float">
            <text:p>0.0106482669</text:p>
          </table:table-cell>
          <table:table-cell table:formula="of:=ROUND([.B16]*520000)" office:value-type="float" office:value="5537" calcext:value-type="float">
            <text:p>5537</text:p>
          </table:table-cell>
          <table:table-cell/>
          <table:table-cell office:value-type="float" office:value="7215" calcext:value-type="float">
            <text:p>7215</text:p>
          </table:table-cell>
          <table:table-cell table:formula="of:=ROUND([.E16]*100/[.$E$32]; 2)"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/([.$A$1]*SQRT(2*PI()))*EXP(-1*([.A17]-[.$A$2])^2/(2*[.$A$1]^2))" office:value-type="float" office:value="0.0125794409230998" calcext:value-type="float">
            <text:p>0.0125794409</text:p>
          </table:table-cell>
          <table:table-cell table:formula="of:=ROUND([.B17]*520000)" office:value-type="float" office:value="6541" calcext:value-type="float">
            <text:p>6541</text:p>
          </table:table-cell>
          <table:table-cell/>
          <table:table-cell office:value-type="float" office:value="5907" calcext:value-type="float">
            <text:p>5907</text:p>
          </table:table-cell>
          <table:table-cell table:formula="of:=ROUND([.E17]*100/[.$E$32]; 2)"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/([.$A$1]*SQRT(2*PI()))*EXP(-1*([.A18]-[.$A$2])^2/(2*[.$A$1]^2))" office:value-type="float" office:value="0.0132980760133811" calcext:value-type="float">
            <text:p>0.013298076</text:p>
          </table:table-cell>
          <table:table-cell table:formula="of:=ROUND([.B18]*520000)" office:value-type="float" office:value="6915" calcext:value-type="float">
            <text:p>6915</text:p>
          </table:table-cell>
          <table:table-cell/>
          <table:table-cell office:value-type="float" office:value="4777" calcext:value-type="float">
            <text:p>4777</text:p>
          </table:table-cell>
          <table:table-cell table:formula="of:=ROUND([.E18]*100/[.$E$32]; 2)"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/([.$A$1]*SQRT(2*PI()))*EXP(-1*([.A19]-[.$A$2])^2/(2*[.$A$1]^2))" office:value-type="float" office:value="0.0125794409230998" calcext:value-type="float">
            <text:p>0.0125794409</text:p>
          </table:table-cell>
          <table:table-cell table:formula="of:=ROUND([.B19]*520000)" office:value-type="float" office:value="6541" calcext:value-type="float">
            <text:p>6541</text:p>
          </table:table-cell>
          <table:table-cell/>
          <table:table-cell office:value-type="float" office:value="3896" calcext:value-type="float">
            <text:p>3896</text:p>
          </table:table-cell>
          <table:table-cell table:formula="of:=ROUND([.E19]*100/[.$E$32]; 2)"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[.$A$1]*SQRT(2*PI()))*EXP(-1*([.A20]-[.$A$2])^2/(2*[.$A$1]^2))" office:value-type="float" office:value="0.0106482668507451" calcext:value-type="float">
            <text:p>0.0106482669</text:p>
          </table:table-cell>
          <table:table-cell table:formula="of:=ROUND([.B20]*520000)" office:value-type="float" office:value="5537" calcext:value-type="float">
            <text:p>5537</text:p>
          </table:table-cell>
          <table:table-cell/>
          <table:table-cell office:value-type="float" office:value="3069" calcext:value-type="float">
            <text:p>3069</text:p>
          </table:table-cell>
          <table:table-cell table:formula="of:=ROUND([.E20]*100/[.$E$32]; 2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/([.$A$1]*SQRT(2*PI()))*EXP(-1*([.A21]-[.$A$2])^2/(2*[.$A$1]^2))" office:value-type="float" office:value="0.00806569081730478" calcext:value-type="float">
            <text:p>0.0080656908</text:p>
          </table:table-cell>
          <table:table-cell table:formula="of:=ROUND([.B21]*520000)" office:value-type="float" office:value="4194" calcext:value-type="float">
            <text:p>4194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ROUND([.E21]*100/[.$E$32]; 2)"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/([.$A$1]*SQRT(2*PI()))*EXP(-1*([.A22]-[.$A$2])^2/(2*[.$A$1]^2))" office:value-type="float" office:value="0.00546700248919979" calcext:value-type="float">
            <text:p>0.0054670025</text:p>
          </table:table-cell>
          <table:table-cell table:formula="of:=ROUND([.B22]*520000)" office:value-type="float" office:value="2843" calcext:value-type="float">
            <text:p>2843</text:p>
          </table:table-cell>
          <table:table-cell/>
          <table:table-cell office:value-type="float" office:value="1773" calcext:value-type="float">
            <text:p>1773</text:p>
          </table:table-cell>
          <table:table-cell table:formula="of:=ROUND([.E22]*100/[.$E$32]; 2)"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/([.$A$1]*SQRT(2*PI()))*EXP(-1*([.A23]-[.$A$2])^2/(2*[.$A$1]^2))" office:value-type="float" office:value="0.00331590462642496" calcext:value-type="float">
            <text:p>0.0033159046</text:p>
          </table:table-cell>
          <table:table-cell table:formula="of:=ROUND([.B23]*520000)" office:value-type="float" office:value="1724" calcext:value-type="float">
            <text:p>1724</text:p>
          </table:table-cell>
          <table:table-cell/>
          <table:table-cell office:value-type="float" office:value="1285" calcext:value-type="float">
            <text:p>1285</text:p>
          </table:table-cell>
          <table:table-cell table:formula="of:=ROUND([.E23]*100/[.$E$32]; 2)"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/([.$A$1]*SQRT(2*PI()))*EXP(-1*([.A24]-[.$A$2])^2/(2*[.$A$1]^2))" office:value-type="float" office:value="0.00179969888377294" calcext:value-type="float">
            <text:p>0.0017996989</text:p>
          </table:table-cell>
          <table:table-cell table:formula="of:=ROUND([.B24]*520000)" office:value-type="float" office:value="936" calcext:value-type="float">
            <text:p>936</text:p>
          </table:table-cell>
          <table:table-cell/>
          <table:table-cell office:value-type="float" office:value="911" calcext:value-type="float">
            <text:p>911</text:p>
          </table:table-cell>
          <table:table-cell table:formula="of:=ROUND([.E24]*100/[.$E$32]; 2)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[.$A$1]*SQRT(2*PI()))*EXP(-1*([.A25]-[.$A$2])^2/(2*[.$A$1]^2))" office:value-type="float" office:value="0.000874062969790317" calcext:value-type="float">
            <text:p>0.000874063</text:p>
          </table:table-cell>
          <table:table-cell table:formula="of:=ROUND([.B25]*520000)" office:value-type="float" office:value="455" calcext:value-type="float">
            <text:p>455</text:p>
          </table:table-cell>
          <table:table-cell/>
          <table:table-cell office:value-type="float" office:value="598" calcext:value-type="float">
            <text:p>598</text:p>
          </table:table-cell>
          <table:table-cell table:formula="of:=ROUND([.E25]*100/[.$E$32]; 2)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1/([.$A$1]*SQRT(2*PI()))*EXP(-1*([.A26]-[.$A$2])^2/(2*[.$A$1]^2))" office:value-type="float" office:value="0.000379866200793248" calcext:value-type="float">
            <text:p>0.0003798662</text:p>
          </table:table-cell>
          <table:table-cell table:formula="of:=ROUND([.B26]*520000)" office:value-type="float" office:value="198" calcext:value-type="float">
            <text:p>198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ROUND([.E26]*100/[.$E$32]; 2)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/([.$A$1]*SQRT(2*PI()))*EXP(-1*([.A27]-[.$A$2])^2/(2*[.$A$1]^2))" office:value-type="float" office:value="0.000147728280397934" calcext:value-type="float">
            <text:p>0.0001477283</text:p>
          </table:table-cell>
          <table:table-cell table:formula="of:=ROUND([.B27]*520000)" office:value-type="float" office:value="77" calcext:value-type="float">
            <text:p>77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ROUND([.E27]*100/[.$E$32]; 2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1/([.$A$1]*SQRT(2*PI()))*EXP(-1*([.A28]-[.$A$2])^2/(2*[.$A$1]^2))" office:value-type="float" office:value="0.0000514092998763702" calcext:value-type="float">
            <text:p>5.14092998763702E-05</text:p>
          </table:table-cell>
          <table:table-cell table:formula="of:=ROUND([.B28]*520000)" office:value-type="float" office:value="27" calcext:value-type="float">
            <text:p>2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E28]*100/[.$E$32]; 2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1/([.$A$1]*SQRT(2*PI()))*EXP(-1*([.A29]-[.$A$2])^2/(2*[.$A$1]^2))" office:value-type="float" office:value="0.000016009021720694" calcext:value-type="float">
            <text:p>0.000016009</text:p>
          </table:table-cell>
          <table:table-cell table:formula="of:=ROUND([.B29]*520000)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E29]*100/[.$E$32]; 2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[.$A$1]*SQRT(2*PI()))*EXP(-1*([.A30]-[.$A$2])^2/(2*[.$A$1]^2))" office:value-type="float" office:value="0.00000446100752549618" calcext:value-type="float">
            <text:p>0.000004461</text:p>
          </table:table-cell>
          <table:table-cell table:formula="of:=ROUND([.B30]*520000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E30]*100/[.$E$32]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formula="of:=SUM([.C5:.C30])" office:value-type="float" office:value="52000" calcext:value-type="float">
            <text:p>52000</text:p>
          </table:table-cell>
          <table:table-cell/>
          <table:table-cell table:style-name="Default" table:formula="of:=SUM([.E5:.E30])" office:value-type="float" office:value="52039" calcext:value-type="float">
            <text:p>52039</text:p>
          </table:table-cell>
          <table:table-cell table:style-name="Default" table:formula="of:=SUM([.F5:.F30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6:21:36.751490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5:33:28.925248402</meta:creation-date>
    <dc:date>2017-04-17T16:36:30.926135444</dc:date>
    <meta:editing-duration>PT1H7M42S</meta:editing-duration>
    <meta:editing-cycles>2</meta:editing-cycles>
    <meta:generator>LibreOffice/5.1.6.2$Linux_X86_64 LibreOffice_project/10m0$Build-2</meta:generator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26cm" svg:height="9.005cm" xlink:href=".." xlink:type="simple" chart:class="chart:scatter" chart:style-name="ch1">
        <chart:legend chart:legend-position="end" svg:x="15.174cm" svg:y="4.203cm" style:legend-expansion="high" chart:style-name="ch2"/>
        <chart:plot-area chart:style-name="ch3" table:cell-range-address="Sheet1.A5:Sheet1.B30" svg:x="0.36cm" svg:y="0.18cm" svg:width="14.454cm" svg:height="8.645cm">
          <chartooo:coordinate-region svg:x="1.458cm" svg:y="0.379cm" svg:width="13.0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30" chart:class="chart:scatter">
            <chart:domain table:cell-range-address="Sheet1.A5:Sheet1.A30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30</svg:desc>
                </draw:g>
              </table:table-cell>
              <table:table-cell office:value-type="float" office:value="0.00000111236207985461">
                <text:p>0.00000111236207985461</text:p>
                <draw:g>
                  <svg:desc>Sheet1.B5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446100752549618">
                <text:p>0.00000446100752549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016009021720694">
                <text:p>0.000016009021720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00514092998763702">
                <text:p>0.0000514092998763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0147728280397934">
                <text:p>0.000147728280397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00379866200793248">
                <text:p>0.000379866200793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00874062969790317">
                <text:p>0.000874062969790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00179969888377294">
                <text:p>0.00179969888377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0331590462642496">
                <text:p>0.00331590462642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00546700248919979">
                <text:p>0.00546700248919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00806569081730478">
                <text:p>0.00806569081730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0106482668507451">
                <text:p>0.0106482668507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0125794409230998">
                <text:p>0.0125794409230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0132980760133811">
                <text:p>0.0132980760133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0125794409230998">
                <text:p>0.0125794409230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106482668507451">
                <text:p>0.0106482668507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00806569081730478">
                <text:p>0.00806569081730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00546700248919979">
                <text:p>0.00546700248919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331590462642496">
                <text:p>0.00331590462642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00179969888377294">
                <text:p>0.00179969888377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000874062969790317">
                <text:p>0.000874062969790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000379866200793248">
                <text:p>0.000379866200793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000147728280397934">
                <text:p>0.0001477282803979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.0000514092998763702">
                <text:p>0.0000514092998763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0.000016009021720694">
                <text:p>0.000016009021720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0.00000446100752549618">
                <text:p>0.00000446100752549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